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100000106BA5A32ABD9636DB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pitch="variable"/>
    <style:font-face style:name="Linux Biolinum G1" svg:font-family="'Linux Biolinum G'" style:font-pitch="variable"/>
    <style:font-face style:name="Linux Biolinum G" svg:font-family="'Linux Biolinum G'" style:font-adornments="Negrita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cript" style:font-pitch="variable"/>
    <style:font-face style:name="Lucida Calligraphy" svg:font-family="'Lucida Calligraphy'" style:font-family-generic="script" style:font-pitch="variable"/>
    <style:font-face style:name="Lucida Calligraphy1" svg:font-family="'Lucida Calligraphy'" style:font-adornments="Itálica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244f29" draw:textarea-horizontal-align="justify" draw:textarea-vertical-align="middle" draw:auto-grow-height="false" fo:min-height="11.95cm" fo:min-width="3.4cm"/>
    </style:style>
    <style:style style:name="gr3" style:family="graphic" style:parent-style-name="standard">
      <style:graphic-properties draw:fill="solid" draw:fill-color="#c81a1a" draw:textarea-horizontal-align="justify" draw:textarea-vertical-align="middle" draw:auto-grow-height="false" fo:min-height="11.95cm" fo:min-width="3.3cm"/>
    </style:style>
    <style:style style:name="gr4" style:family="graphic" style:parent-style-name="standard">
      <style:graphic-properties draw:stroke="none" svg:stroke-color="#000000" draw:fill="none" draw:fill-color="#ffffff" fo:min-height="6.309cm"/>
    </style:style>
    <style:style style:name="gr5" style:family="graphic" style:parent-style-name="standard">
      <style:graphic-properties draw:stroke="none" draw:fill="solid" draw:fill-color="#c9211e" draw:textarea-horizontal-align="center" draw:textarea-vertical-align="middle" fo:min-height="10.026cm" draw:shadow="hidden"/>
    </style:style>
    <style:style style:name="gr6" style:family="graphic" style:parent-style-name="standard">
      <style:graphic-properties draw:stroke="none" svg:stroke-color="#000000" draw:fill="none" draw:fill-color="#ffffff" fo:min-height="9.8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44f29"/>
      <style:paragraph-properties fo:text-align="center"/>
    </style:style>
    <style:style style:name="P3" style:family="paragraph">
      <loext:graphic-properties draw:fill="solid" draw:fill-color="#c81a1a"/>
      <style:paragraph-properties fo:text-align="center"/>
      <style:text-properties style:font-name="Lucida Calligraphy1" fo:font-size="96pt" style:font-size-asian="18pt" style:font-size-complex="18pt"/>
    </style:style>
    <style:style style:name="P4" style:family="paragraph">
      <loext:graphic-properties draw:fill="solid" draw:fill-color="#244f29"/>
      <style:paragraph-properties fo:text-align="center"/>
      <style:text-properties style:font-name="Linux Biolinum G" fo:font-size="96pt" fo:font-weight="normal" style:font-size-asian="18pt" style:font-size-complex="18pt"/>
    </style:style>
    <style:style style:name="P5" style:family="paragraph">
      <loext:graphic-properties draw:fill="none" draw:fill-color="#ffffff"/>
      <style:text-properties style:font-name="Linux Libertine G" fo:font-size="88pt" style:font-size-asian="88pt" style:font-size-complex="88pt"/>
    </style:style>
    <style:style style:name="P6" style:family="paragraph">
      <loext:graphic-properties draw:fill="solid" draw:fill-color="#c9211e"/>
      <style:paragraph-properties fo:text-align="center"/>
      <style:text-properties fo:color="#c9211e" style:text-outline="false" fo:text-shadow="none" fo:background-color="transparent"/>
    </style:style>
    <style:style style:name="P7" style:family="paragraph">
      <loext:graphic-properties draw:fill="none" draw:fill-color="#ffffff"/>
      <style:text-properties fo:color="#244f29" style:font-name="Linux Libertine G" fo:font-size="96pt" fo:font-weight="normal" style:font-size-asian="96pt" style:font-weight-asian="normal" style:font-size-complex="96pt" style:font-weight-complex="normal"/>
    </style:style>
    <style:style style:name="T1" style:family="text">
      <style:text-properties style:font-name="Linux Libertine G" fo:font-size="88pt" style:font-size-asian="88pt" style:font-size-complex="88pt"/>
    </style:style>
    <style:style style:name="T2" style:family="text">
      <style:text-properties fo:color="#244f29" style:font-name="Linux Libertine G" fo:font-size="249.199996948242pt" fo:font-weight="normal" style:font-size-asian="249.199996948242pt" style:font-weight-asian="normal" style:font-size-complex="249.19999694824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3.5cm" svg:height="29.7cm" svg:x="-0.2cm" svg:y="0cm">
          <draw:image xlink:href="Pictures/10000000000000C100000106BA5A32ABD9636DBE.jpg" xlink:type="simple" xlink:show="embed" xlink:actuate="onLoad" loext:mime-type="image/jpeg">
            <text:p/>
          </draw:image>
        </draw:frame>
        <draw:g>
          <draw:g>
            <draw:custom-shape draw:style-name="gr2" draw:text-style-name="P2" draw:layer="layout" svg:width="3.9cm" svg:height="12.2cm" svg:x="12.3cm" svg:y="5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8cm" svg:height="12.2cm" svg:x="8.5cm" svg:y="5.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3.9cm" svg:height="12.2cm" svg:x="4.6cm" svg:y="5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5" draw:layer="layout" svg:width="10.05cm" svg:height="6.559cm" svg:x="5.375cm" svg:y="9.598cm">
            <draw:text-box>
              <text:p><text:span text:style-name="T1">GUCCI</text:span></text:p>
            </draw:text-box>
          </draw:frame>
        </draw:g>
        <draw:path draw:style-name="gr5" draw:text-style-name="P6" draw:layer="layout" svg:width="5.847cm" svg:height="5.589cm" draw:transform="skewX (0.128630765871982) rotate (0.128630765871982) translate (7.90016145452186cm 19.4759099101226cm)" svg:viewBox="0 0 5848 5590" svg:d="M2714 0c-253 0-486 20-701 59-214 40-383 84-506 132-123 47-253 90-393 130-138 39-268 59-386 59-50 499-117 928-199 1287l310 50c51-158 108-300 171-426 64-124 150-251 257-378 109-126 232-232 370-316 137-85 309-153 515-207 205-53 435-80 690-80 622 0 1140 229 1557 689 416 459 624 1049 624 1771 0 185-24 375-72 570-47 195-117 386-209 574s-209 366-350 531c-142 167-303 313-480 438s-384 225-619 298c-236 74-483 111-744 111-254 0-501-35-738-105-236-69-430-169-581-299v-1242c0-154 53-254 159-299 107-44 302-78 587-100 27-24 40-74 40-150s-13-126-40-151c-568 1-945 1-1128 1-178 0-447 0-809 0-26 24-39 74-39 150s13 126 39 151c143 13 248 48 316 105s102 155 102 293v936c0 84-48 161-147 233 658 516 1474 775 2447 775 448 0 865-71 1253-213s715-332 982-572c265-240 475-521 628-844 152-323 228-664 228-1024 0-299-41-584-124-856-83-271-197-513-342-725s-317-406-516-578c-197-173-413-316-645-429-233-113-477-200-733-260s-515-89-774-89z">
          <text:p/>
        </draw:path>
        <draw:frame draw:style-name="gr6" draw:text-style-name="P7" draw:layer="layout" svg:width="6.3cm" svg:height="10.276cm" svg:x="5.9cm" svg:y="16.8cm">
          <draw:text-box>
            <text:p><text:span text:style-name="T2">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pitch="variable"/>
    <style:font-face style:name="Linux Biolinum G1" svg:font-family="'Linux Biolinum G'" style:font-pitch="variable"/>
    <style:font-face style:name="Linux Biolinum G" svg:font-family="'Linux Biolinum G'" style:font-adornments="Negrita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cript" style:font-pitch="variable"/>
    <style:font-face style:name="Lucida Calligraphy" svg:font-family="'Lucida Calligraphy'" style:font-family-generic="script" style:font-pitch="variable"/>
    <style:font-face style:name="Lucida Calligraphy1" svg:font-family="'Lucida Calligraphy'" style:font-adornments="Itálica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es-ES-u-co-trad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2T11:34:34.252000000</meta:creation-date>
    <dc:date>2021-01-12T12:15:00.741000000</dc:date>
    <meta:editing-duration>PT19M12S</meta:editing-duration>
    <meta:editing-cycles>6</meta:editing-cycles>
    <meta:generator>LibreOffice/6.3.1.2$Windows_X86_64 LibreOffice_project/b79626edf0065ac373bd1df5c28bd630b4424273</meta:generator>
    <meta:document-statistic meta:object-count="9"/>
  </office:meta>
</office:document-meta>
</file>